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Liberation Serif" svg:font-family="'Liberation Serif'"/>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6.925in" table:align="margins"/>
    </style:style>
    <style:style style:name="Table2.A" style:family="table-column">
      <style:table-column-properties style:column-width="1.3715in" style:rel-column-width="12979*"/>
    </style:style>
    <style:style style:name="Table2.B" style:family="table-column">
      <style:table-column-properties style:column-width="5.5535in" style:rel-column-width="52556*"/>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background-color="#eeeeee" fo:padding="0.0382in" fo:border-left="0.05pt solid #000000" fo:border-right="none" fo:border-top="none" fo:border-bottom="0.05pt solid #000000">
        <style:background-image/>
      </style:table-cell-properties>
    </style:style>
    <style:style style:name="Table2.B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1" style:family="table">
      <style:table-properties style:width="6.9063in" fo:margin-left="0.0146in" fo:margin-right="0.0042in" table:align="margins" style:writing-mode="lr-tb"/>
    </style:style>
    <style:style style:name="Table1.A" style:family="table-column">
      <style:table-column-properties style:column-width="2.125in" style:rel-column-width="20164*"/>
    </style:style>
    <style:style style:name="Table1.B" style:family="table-column">
      <style:table-column-properties style:column-width="2.2188in" style:rel-column-width="21054*"/>
    </style:style>
    <style:style style:name="Table1.C" style:family="table-column">
      <style:table-column-properties style:column-width="2.5625in" style:rel-column-width="24317*"/>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271521" officeooo:paragraph-rsid="0020c1de"/>
    </style:style>
    <style:style style:name="P3" style:family="paragraph" style:parent-style-name="Standard">
      <style:text-properties style:text-underline-style="solid" style:text-underline-width="auto" style:text-underline-color="font-color" officeooo:rsid="000eea3c" officeooo:paragraph-rsid="0024877c"/>
    </style:style>
    <style:style style:name="P4" style:family="paragraph" style:parent-style-name="Standard">
      <style:text-properties style:text-underline-style="solid" style:text-underline-width="auto" style:text-underline-color="font-color" officeooo:paragraph-rsid="0020c1de"/>
    </style:style>
    <style:style style:name="P5" style:family="paragraph" style:parent-style-name="Standard">
      <style:text-properties style:text-underline-style="solid" style:text-underline-width="auto" style:text-underline-color="font-color" officeooo:paragraph-rsid="003408f3"/>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3d90a9" style:font-weight-asian="bold" style:font-weight-complex="bold"/>
    </style:style>
    <style:style style:name="P9" style:family="paragraph" style:parent-style-name="Standard">
      <style:text-properties officeooo:rsid="0016b975" officeooo:paragraph-rsid="0016b975"/>
    </style:style>
    <style:style style:name="P10" style:family="paragraph" style:parent-style-name="Standard">
      <style:text-properties officeooo:paragraph-rsid="001c9f9d"/>
    </style:style>
    <style:style style:name="P11" style:family="paragraph" style:parent-style-name="Standard">
      <style:paragraph-properties fo:text-align="center" style:justify-single-word="false"/>
      <style:text-properties officeooo:paragraph-rsid="0020c1de"/>
    </style:style>
    <style:style style:name="P12" style:family="paragraph" style:parent-style-name="Standard">
      <style:text-properties officeooo:paragraph-rsid="0024877c"/>
    </style:style>
    <style:style style:name="P13" style:family="paragraph" style:parent-style-name="Standard">
      <style:text-properties officeooo:paragraph-rsid="00298d42"/>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text-properties officeooo:rsid="00318eea" officeooo:paragraph-rsid="00318eea"/>
    </style:style>
    <style:style style:name="P16" style:family="paragraph" style:parent-style-name="Standard">
      <style:text-properties officeooo:rsid="00318eea" officeooo:paragraph-rsid="003408f3"/>
    </style:style>
    <style:style style:name="P17" style:family="paragraph" style:parent-style-name="Standard">
      <style:text-properties officeooo:rsid="0011f369" officeooo:paragraph-rsid="0024877c"/>
    </style:style>
    <style:style style:name="P18" style:family="paragraph" style:parent-style-name="Table_20_Contents">
      <style:text-properties officeooo:rsid="00271521" officeooo:paragraph-rsid="0020c1de"/>
    </style:style>
    <style:style style:name="P19" style:family="paragraph" style:parent-style-name="Table_20_Contents">
      <style:text-properties officeooo:rsid="00293050" officeooo:paragraph-rsid="0020c1de"/>
    </style:style>
    <style:style style:name="P20" style:family="paragraph" style:parent-style-name="Standard">
      <style:text-properties fo:font-weight="normal" officeooo:paragraph-rsid="003d90a9" style:font-weight-asian="normal" style:font-weight-complex="normal"/>
    </style:style>
    <style:style style:name="P21" style:family="paragraph" style:parent-style-name="Standard">
      <style:text-properties officeooo:paragraph-rsid="003d90a9"/>
    </style:style>
    <style:style style:name="P22" style:family="paragraph" style:parent-style-name="Standard">
      <style:text-properties officeooo:rsid="003d90a9" officeooo:paragraph-rsid="003f496b"/>
    </style:style>
    <style:style style:name="P23" style:family="paragraph" style:parent-style-name="Standard">
      <style:text-properties officeooo:rsid="003f496b" officeooo:paragraph-rsid="003f496b"/>
    </style:style>
    <style:style style:name="P24" style:family="paragraph" style:parent-style-name="Standard">
      <style:text-properties officeooo:rsid="004100b5" officeooo:paragraph-rsid="004100b5"/>
    </style:style>
    <style:style style:name="P25" style:family="paragraph" style:parent-style-name="Table_20_Contents">
      <style:text-properties officeooo:rsid="0043f90b" officeooo:paragraph-rsid="0043f90b"/>
    </style:style>
    <style:style style:name="P26" style:family="paragraph" style:parent-style-name="Standard">
      <style:text-properties officeooo:paragraph-rsid="00463bc1"/>
    </style:style>
    <style:style style:name="P27" style:family="paragraph" style:parent-style-name="Table_20_Contents">
      <style:text-properties officeooo:rsid="0045f3cd" officeooo:paragraph-rsid="0045f3cd"/>
    </style:style>
    <style:style style:name="P28" style:family="paragraph" style:parent-style-name="Table_20_Contents">
      <style:text-properties officeooo:rsid="00463bc1" officeooo:paragraph-rsid="00463bc1"/>
    </style:style>
    <style:style style:name="P29" style:family="paragraph" style:parent-style-name="Standard" style:list-style-name="L1">
      <style:text-properties officeooo:rsid="0043f90b" officeooo:paragraph-rsid="0043f90b"/>
    </style:style>
    <style:style style:name="P30" style:family="paragraph" style:parent-style-name="Standard">
      <style:text-properties officeooo:rsid="00463bc1" officeooo:paragraph-rsid="00463bc1"/>
    </style:style>
    <style:style style:name="P31" style:family="paragraph" style:parent-style-name="Standard">
      <style:text-properties officeooo:paragraph-rsid="004c9619"/>
    </style:style>
    <style:style style:name="T1" style:family="text">
      <style:text-properties fo:font-weight="bold" style:font-weight-asian="bold" style:font-weight-complex="bold"/>
    </style:style>
    <style:style style:name="T2" style:family="text">
      <style:text-properties fo:font-weight="bold" officeooo:rsid="00246f4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46a5fa" style:font-weight-asian="normal" style:font-weight-complex="normal"/>
    </style:style>
    <style:style style:name="T5" style:family="text">
      <style:text-properties fo:font-weight="normal" officeooo:rsid="001ec424" style:font-weight-asian="normal" style:font-weight-complex="normal"/>
    </style:style>
    <style:style style:name="T6" style:family="text">
      <style:text-properties fo:font-weight="normal" officeooo:rsid="001cd6b0" style:font-weight-asian="normal" style:font-weight-complex="normal"/>
    </style:style>
    <style:style style:name="T7" style:family="text">
      <style:text-properties fo:font-weight="normal" officeooo:rsid="003a3c1f" style:font-weight-asian="normal" style:font-weight-complex="normal"/>
    </style:style>
    <style:style style:name="T8" style:family="text">
      <style:text-properties fo:font-weight="normal" officeooo:rsid="00246f40" style:font-weight-asian="normal" style:font-weight-complex="normal"/>
    </style:style>
    <style:style style:name="T9" style:family="text">
      <style:text-properties fo:font-weight="normal" officeooo:rsid="002c01c3" style:font-weight-asian="normal" style:font-weight-complex="normal"/>
    </style:style>
    <style:style style:name="T10" style:family="text">
      <style:text-properties fo:font-weight="normal" officeooo:rsid="0016c19c" style:font-weight-asian="normal" style:font-weight-complex="normal"/>
    </style:style>
    <style:style style:name="T11" style:family="text">
      <style:text-properties fo:font-weight="normal" officeooo:rsid="004b9146"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fo:font-weight="normal" officeooo:rsid="00158483" style:font-weight-asian="normal" style:font-weight-complex="normal"/>
    </style:style>
    <style:style style:name="T14" style:family="text">
      <style:text-properties officeooo:rsid="0011f369"/>
    </style:style>
    <style:style style:name="T15" style:family="text">
      <style:text-properties officeooo:rsid="00298d42"/>
    </style:style>
    <style:style style:name="T16" style:family="text">
      <style:text-properties officeooo:rsid="0031666d"/>
    </style:style>
    <style:style style:name="T17" style:family="text">
      <style:text-properties officeooo:rsid="00318eea"/>
    </style:style>
    <style:style style:name="T18" style:family="text">
      <style:text-properties officeooo:rsid="0046a5fa"/>
    </style:style>
    <style:style style:name="T19" style:family="text">
      <style:text-properties officeooo:rsid="00389bc1"/>
    </style:style>
    <style:style style:name="T20" style:family="text">
      <style:text-properties officeooo:rsid="003b7090"/>
    </style:style>
    <style:style style:name="T21" style:family="text">
      <style:text-properties officeooo:rsid="003ba0b3"/>
    </style:style>
    <style:style style:name="T22" style:family="text">
      <style:text-properties officeooo:rsid="003d90a9"/>
    </style:style>
    <style:style style:name="T23" style:family="text">
      <style:text-properties officeooo:rsid="003e5929"/>
    </style:style>
    <style:style style:name="T24" style:family="text">
      <style:text-properties officeooo:rsid="003f496b"/>
    </style:style>
    <style:style style:name="T25" style:family="text">
      <style:text-properties style:text-position="super 58%"/>
    </style:style>
    <style:style style:name="T26" style:family="text">
      <style:text-properties officeooo:rsid="0045f3cd"/>
    </style:style>
    <style:style style:name="T27" style:family="text">
      <style:text-properties officeooo:rsid="00463bc1"/>
    </style:style>
    <style:style style:name="T28" style:family="text">
      <style:text-properties officeooo:rsid="0048208a"/>
    </style:style>
    <style:style style:name="T29" style:family="text">
      <style:text-properties officeooo:rsid="004d5e0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S <text:span text:style-name="T24">162P</text:span> – <text:span text:style-name="T24">Computer Science 2: Python</text:span></text:p>
      <text:p text:style-name="P14"><text:span text:style-name="T29">Winter</text:span> 20<text:span text:style-name="T16">2</text:span><text:span text:style-name="T29">5</text:span><text:span text:style-name="T16"> – </text:span><text:span text:style-name="T20">Online</text:span></text:p>
      <text:p text:style-name="P11"/>
      <text:p text:style-name="Standard"/>
      <text:p text:style-name="P20"><text:span text:style-name="T1">Instructor:</text:span> <text:tab/><text:tab/>Joseph Colton</text:p>
      <text:p text:style-name="P21"><text:span text:style-name="T1">E-mail Address:</text:span> <text:tab/>coltonj@lanecc.edu</text:p>
      <text:p text:style-name="P21"><text:span text:style-name="T1">Office Location:</text:span><text:span text:style-name="T3"><text:tab/></text:span><text:span text:style-name="T5">Bldg 19 / Rm 147</text:span></text:p>
      <text:p text:style-name="P21"><text:span text:style-name="T6"><text:tab/><text:tab/><text:tab/></text:span><text:span text:style-name="T7">Zoom: </text:span><text:a xlink:type="simple" xlink:href="https://lanecc.zoom.us/my/josephcolton" text:style-name="Internet_20_link" text:visited-style-name="Visited_20_Internet_20_Link"><text:span text:style-name="T6">https://lanecc.zoom.us/my/josephcolton</text:span></text:a></text:p>
      <text:p text:style-name="P31"><text:span text:style-name="T2">Office Hours:</text:span><text:span text:style-name="T8"> <text:tab/></text:span><text:span text:style-name="T11">Thursday/Thursday 9:00 – 9:50 or by</text:span><text:span text:style-name="T9"> appointment </text:span><text:span text:style-name="T4">via Zoom</text:span></text:p>
      <text:p text:style-name="P8">Web Site (Moodle):<text:tab/><text:a xlink:type="simple" xlink:href="https://classes.lanecc.edu/" text:style-name="Internet_20_link" text:visited-style-name="Visited_20_Internet_20_Link"><text:span text:style-name="T3">http</text:span></text:a><text:a xlink:type="simple" xlink:href="https://classes.lanecc.edu/" text:style-name="Internet_20_link" text:visited-style-name="Visited_20_Internet_20_Link"><text:span text:style-name="T10">s</text:span></text:a><text:a xlink:type="simple" xlink:href="https://classes.lanecc.edu/" text:style-name="Internet_20_link" text:visited-style-name="Visited_20_Internet_20_Link"><text:span text:style-name="T3">://classes.lanecc.edu/</text:span></text:a></text:p>
      <text:p text:style-name="P20"><text:tab/><text:tab/><text:tab/>(Log in with your L# and PIN)</text:p>
      <text:p text:style-name="Standard"/>
      <text:h text:style-name="Heading_20_3" text:outline-level="3">Course Information</text:h>
      <text:p text:style-name="P1">Course Description</text:p>
      <text:p text:style-name="Standard">CS <text:span text:style-name="T24">162P</text:span> – <text:span text:style-name="T24">Computer Science 2: Python</text:span> (4 credits) - <text:s/>This is the second in a sequence of 2 courses that teaches students the Computer Science concepts and skills underlying programming. The course introduces students to object oriented programming concepts as well as the syntax of object oriented programming in the Python programming language. Recursion and data structures are also introduced.</text:p>
      <text:p text:style-name="Standard"/>
      <text:p text:style-name="P1">Prerequisites</text:p>
      <text:p text:style-name="Standard">The pre-requisites for this course are completion of CS 161P, or a previous object oriented programming course.</text:p>
      <text:p text:style-name="Standard"/>
      <text:p text:style-name="P1">Textbook and Resources</text:p>
      <text:p text:style-name="P23">OER – Think Python: How to Think Like a Computer Scientist, 2<text:span text:style-name="T25">nd</text:span> Edition</text:p>
      <text:p text:style-name="P23">OER – How to Think Like a Computer Scientist: Interactive</text:p>
      <text:p text:style-name="P23"><text:tab/><text:a xlink:type="simple" xlink:href="https://runestone.academy/ns/books/published/thinkcspy/index.html" text:style-name="Internet_20_link" text:visited-style-name="Visited_20_Internet_20_Link">https://runestone.academy/ns/books/published/thinkcspy/index.html</text:a></text:p>
      <text:p text:style-name="P24">OER – Jim Bailey’s CS 2 in Python Doc</text:p>
      <text:p text:style-name="P22"/>
      <text:p text:style-name="P3"><text:span text:style-name="T14">Technical </text:span>Resources</text:p>
      <text:p text:style-name="P17">In order to be successful in this course you will need to have access to a computer with the required software installed. <text:s/>The best configuration would include a Microsoft Windows computer with at least 8 GB of RAM (16 GB preferred) <text:span text:style-name="T21">and a multi-core CPU</text:span>.<text:span text:style-name="T22"> <text:s/></text:span>Windows computers can be made available upon request from the CIT department.</text:p>
      <text:p text:style-name="P12"/>
      <text:p text:style-name="P1">Topics Outline</text:p>
      <text:p text:style-name="Standard">In this class students will:</text:p>
      <text:list xml:id="list606442210" text:style-name="L1">
        <text:list-item>
          <text:p text:style-name="P29">Design and implement classes and syste<text:span text:style-name="T26">m</text:span>s <text:span text:style-name="T26">o</text:span>f classes in Python</text:p>
        </text:list-item>
        <text:list-item>
          <text:p text:style-name="P29">Design and implement console applications to test a set of classes in Python</text:p>
        </text:list-item>
        <text:list-item>
          <text:p text:style-name="P29">Design object oriented solutions to intermediate programming problems</text:p>
        </text:list-item>
        <text:list-item>
          <text:p text:style-name="P29">Effectively use control structures, strings, lists, structured exception handling, classes and objects, and recursion</text:p>
        </text:list-item>
        <text:list-item>
          <text:p text:style-name="P29">Effectively use Git (command line) and GitHub for version control of individual programming projects</text:p>
        </text:list-item>
        <text:list-item>
          <text:p text:style-name="P29">Discuss concepts, themes, and issues orally and in writing.</text:p>
        </text:list-item>
        <text:list-item>
          <text:p text:style-name="P29">Evaluate your own programs. <text:s/>Evaluate the programs of other students and provide constructive <text:soft-page-break/>feedback orally and in writing. <text:s/>Respond appropriately to and assimilate feedback provided by other students and your instructor.</text:p>
        </text:list-item>
      </text:list>
      <text:p text:style-name="Standard"/>
      <text:p text:style-name="Standard"/>
      <text:p text:style-name="Standard"/>
      <text:p text:style-name="P2">Schedule of Topics</text:p>
      <table:table table:name="Table2" table:style-name="Table2">
        <table:table-column table:style-name="Table2.A"/>
        <table:table-column table:style-name="Table2.B"/>
        <table:table-row table:style-name="TableLine1402285032880">
          <table:table-cell table:style-name="Table2.A1" office:value-type="string">
            <text:p text:style-name="P18">Week 1</text:p>
          </table:table-cell>
          <table:table-cell table:style-name="Table2.B1" office:value-type="string">
            <text:p text:style-name="P25">Course Introduction <text:span text:style-name="T28">and Review</text:span></text:p>
            <text:p text:style-name="P27">Development Environment</text:p>
            <text:p text:style-name="P28">Lab 1</text:p>
          </table:table-cell>
        </table:table-row>
        <table:table-row table:style-name="TableLine1402285026544">
          <table:table-cell table:style-name="Table2.A10" office:value-type="string">
            <text:p text:style-name="P18">Week 2</text:p>
          </table:table-cell>
          <table:table-cell table:style-name="Table2.B2" office:value-type="string">
            <text:p text:style-name="P25">List <text:span text:style-name="T28">Processing</text:span></text:p>
            <text:p text:style-name="P28">Lab 2</text:p>
          </table:table-cell>
        </table:table-row>
        <table:table-row table:style-name="TableLine1402285032304">
          <table:table-cell table:style-name="Table2.A3" office:value-type="string">
            <text:p text:style-name="P18">Week 3</text:p>
          </table:table-cell>
          <table:table-cell table:style-name="Table2.B3" office:value-type="string">
            <text:p text:style-name="P25">Recursion</text:p>
            <text:p text:style-name="P28">Lab 3</text:p>
          </table:table-cell>
        </table:table-row>
        <table:table-row table:style-name="TableLine1402285025968">
          <table:table-cell table:style-name="Table2.A10" office:value-type="string">
            <text:p text:style-name="P18">Week 4</text:p>
          </table:table-cell>
          <table:table-cell table:style-name="Table2.B4" office:value-type="string">
            <text:p text:style-name="P25"><text:span text:style-name="T26">C</text:span>lasses</text:p>
            <text:p text:style-name="P28">Lab 4</text:p>
          </table:table-cell>
        </table:table-row>
        <table:table-row table:style-name="TableLine1402285034608">
          <table:table-cell table:style-name="Table2.A3" office:value-type="string">
            <text:p text:style-name="P18">Week 5</text:p>
          </table:table-cell>
          <table:table-cell table:style-name="Table2.B3" office:value-type="string">
            <text:p text:style-name="P25">Review</text:p>
            <text:p text:style-name="P28">Midterm Exam</text:p>
          </table:table-cell>
        </table:table-row>
        <table:table-row table:style-name="TableLine1402285039216">
          <table:table-cell table:style-name="Table2.A10" office:value-type="string">
            <text:p text:style-name="P18">Week 6</text:p>
          </table:table-cell>
          <table:table-cell table:style-name="Table2.B6" office:value-type="string">
            <text:p text:style-name="P25">More complex classes</text:p>
            <text:p text:style-name="P28">Lab 5</text:p>
          </table:table-cell>
        </table:table-row>
        <table:table-row table:style-name="TableLine1402285031440">
          <table:table-cell table:style-name="Table2.A3" office:value-type="string">
            <text:p text:style-name="P18">Week 7</text:p>
          </table:table-cell>
          <table:table-cell table:style-name="Table2.B3" office:value-type="string">
            <text:p text:style-name="P25">Inheritance and Polymorphism</text:p>
            <text:p text:style-name="P28">Lab 6</text:p>
          </table:table-cell>
        </table:table-row>
        <table:table-row table:style-name="TableLine1402285029136">
          <table:table-cell table:style-name="Table2.A10" office:value-type="string">
            <text:p text:style-name="P18">Week 8</text:p>
          </table:table-cell>
          <table:table-cell table:style-name="Table2.B8" office:value-type="string">
            <text:p text:style-name="P25">Abstract classes</text:p>
            <text:p text:style-name="P28">Lab 7</text:p>
          </table:table-cell>
        </table:table-row>
        <table:table-row table:style-name="TableLine1402285038640">
          <table:table-cell table:style-name="Table2.A3" office:value-type="string">
            <text:p text:style-name="P18">Week 9</text:p>
          </table:table-cell>
          <table:table-cell table:style-name="Table2.B3" office:value-type="string">
            <text:p text:style-name="P25">Data Structures</text:p>
            <text:p text:style-name="P28">Lab 8</text:p>
          </table:table-cell>
        </table:table-row>
        <table:table-row table:style-name="TableLine1402285036912">
          <table:table-cell table:style-name="Table2.A10" office:value-type="string">
            <text:p text:style-name="P18">Week 10</text:p>
          </table:table-cell>
          <table:table-cell table:style-name="Table2.B10" office:value-type="string">
            <text:p text:style-name="P25">Final Review</text:p>
          </table:table-cell>
        </table:table-row>
        <table:table-row table:style-name="TableLine1402285036336">
          <table:table-cell table:style-name="Table2.A3" office:value-type="string">
            <text:p text:style-name="P18">Finals Week</text:p>
          </table:table-cell>
          <table:table-cell table:style-name="Table2.B3" office:value-type="string">
            <text:p text:style-name="P19">Final Exam</text:p>
          </table:table-cell>
        </table:table-row>
      </table:table>
      <text:p text:style-name="P4"/>
      <text:p text:style-name="P1"/>
      <text:p text:style-name="P1">Grading</text:p>
      <text:p text:style-name="P9">Lab Assignments<text:tab/><text:tab/><text:span text:style-name="T27">75</text:span>%</text:p>
      <text:p text:style-name="P26"><text:span text:style-name="T15">Quizzes</text:span><text:tab/><text:tab/><text:tab/><text:span text:style-name="T27">5</text:span>%</text:p>
      <text:p text:style-name="P30">Exams<text:tab/><text:tab/><text:tab/><text:tab/>20%</text:p>
      <text:p text:style-name="P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93% - 100% = A</text:p>
          </table:table-cell>
          <table:table-cell table:style-name="Table1.A1" office:value-type="string">
            <text:p text:style-name="P7">90% - 92% = A-</text:p>
          </table:table-cell>
          <table:table-cell table:style-name="Table1.A1" office:value-type="string">
            <text:p text:style-name="P7">88% - 89% = B+</text:p>
          </table:table-cell>
        </table:table-row>
        <table:table-row table:style-name="Table1.1">
          <table:table-cell table:style-name="Table1.A1" office:value-type="string">
            <text:p text:style-name="P7">83% - 87% = B</text:p>
          </table:table-cell>
          <table:table-cell table:style-name="Table1.A1" office:value-type="string">
            <text:p text:style-name="P7">80% - 82% = B-</text:p>
          </table:table-cell>
          <table:table-cell table:style-name="Table1.A1" office:value-type="string">
            <text:p text:style-name="P7">78% - 79% = C+</text:p>
          </table:table-cell>
        </table:table-row>
        <table:table-row table:style-name="Table1.1">
          <table:table-cell table:style-name="Table1.A1" office:value-type="string">
            <text:p text:style-name="P7">73% - 77% = C</text:p>
          </table:table-cell>
          <table:table-cell table:style-name="Table1.A1" office:value-type="string">
            <text:p text:style-name="P7">70% - 72% = C-</text:p>
          </table:table-cell>
          <table:table-cell table:style-name="Table1.A1" office:value-type="string">
            <text:p text:style-name="P7">68% - 69% = D+</text:p>
          </table:table-cell>
        </table:table-row>
        <table:table-row table:style-name="Table1.1">
          <table:table-cell table:style-name="Table1.A1" office:value-type="string">
            <text:p text:style-name="P7">63% - 67% = D</text:p>
          </table:table-cell>
          <table:table-cell table:style-name="Table1.A1" office:value-type="string">
            <text:p text:style-name="P7">60% - 62% = D-</text:p>
          </table:table-cell>
          <table:table-cell table:style-name="Table1.A1" office:value-type="string">
            <text:p text:style-name="P7">Below 60% = F</text:p>
          </table:table-cell>
        </table:table-row>
      </table:table>
      <text:p text:style-name="Standard"/>
      <text:h text:style-name="Heading_20_3" text:outline-level="3">Academic and Class Policies</text:h>
      <text:p text:style-name="P1">Incomplete Policy</text:p>
      <text:p text:style-name="Standard">Students must have completed at least 75% of the course material before being considered for an incomplete. <text:s/>A student will not be given an incomplete for ‘getting behind’, but must have a <text:soft-page-break/>documented emergency and be considered passing the course at the time of the emergency.</text:p>
      <text:p text:style-name="Standard"/>
      <text:p text:style-name="P1">Attendance</text:p>
      <text:p text:style-name="P15">I will use your Moodle activity to keep track of attendance.</text:p>
      <text:p text:style-name="Standard"/>
      <text:p text:style-name="P1">Academic Honesty</text:p>
      <text:p text:style-name="Standard">Students are required to do their own work in this class. <text:s/>If you are caught cheating on an assignment, you will receive zero credit for that assignment. <text:s/>Cheating on multiple assignments will result in an F or NP for the course (even if I discover them at the same time).</text:p>
      <text:p text:style-name="Standard"/>
      <text:p text:style-name="P1">No Show Drops</text:p>
      <text:p text:style-name="P15">Students who do not take the first quiz by the end of the first week will be dropped.</text:p>
      <text:p text:style-name="Standard"/>
      <text:p text:style-name="P5">Communication</text:p>
      <text:p text:style-name="P16">If you need to communicate with the instructor, you <text:span text:style-name="T18">can </text:span>send me an email message. <text:s/><text:span text:style-name="T18">If you want to meet in a Zoom session, let me know when would work for you. <text:s/></text:span>Make sure you use the course number in the subject line <text:span text:style-name="T18">when communicating</text:span>.</text:p>
      <text:p text:style-name="P15"/>
      <text:p text:style-name="P10"><text:span text:style-name="Strong_20_Emphasis"><text:span text:style-name="T12">Accessibility and Accommodations</text:span></text:span></text:p>
      <text:p text:style-name="P10"><text:span text:style-name="Strong_20_Emphasis"><text:span text:style-name="T13">To request accommodations contact the Center for Accessible Resources at (541) 463-5150 or AccessibleResources@lanecc.edu</text:span></text:span></text:p>
      <text:p text:style-name="P10"><text:span text:style-name="Strong_20_Emphasis"><text:span text:style-name="T13"><text:s/></text:span></text:span></text:p>
      <text:p text:style-name="P10"><text:span text:style-name="Strong_20_Emphasis"><text:span text:style-name="T13">Please be aware that any accessible tables and chairs in this room should remain available for authorized students who find that standard classroom seating is not usable.</text:span></text:span></text:p>
      <text:p text:style-name="Standard"/>
      <text:p text:style-name="P1">Counseling and Advising Services</text:p>
      <text:p text:style-name="Standard">The goal of the Counseling Department is to provide retention and support services which will allow you to profit from your Lane Community College experience; they can provide academic advising and personal counseling at no charge to you. <text:s/>For more information, contact the department at <text:span text:style-name="T17">(541) </text:span>463-3200, <text:span text:style-name="T17">or </text:span>by email at coundept@lanecc.ed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Liberation Serif" svg:font-family="'Liberation Serif'"/>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erif" fo:font-family="'Liberation Serif'"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erif" fo:font-family="'Liberation Serif'"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style:font-name-complex="Tahoma" style:font-family-complex="Tahom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a1" style:family="paragraph" style:parent-style-name="Standard" style:next-style-name="Standard">
      <style:paragraph-properties style:line-height-at-least="0.1673in" fo:text-align="start" style:justify-single-word="false"/>
      <style:text-properties style:use-window-font-color="true" loext:opacity="0%" style:font-name="Liberation Serif" fo:font-family="'Liberation Serif'" fo:font-size="12pt" style:font-name-asian="Lucida Sans Unicode" style:font-family-asian="'Lucida Sans Unicode'" style:font-family-generic-asian="system" style:font-pitch-asian="variable" style:font-size-asian="12pt" style:font-name-complex="Tahoma1" style:font-family-complex="Tahoma"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false" fo:text-indent="0in" style:auto-text-indent="false"/>
    </style:style>
    <style:style style:name="Heading_20_6" style:display-name="Heading 6" style:family="paragraph" style:parent-style-name="Heading" style:next-style-name="Text_20_body" style:default-outline-level="6" style:list-style-name="" style:class="text">
      <style:text-properties style:font-name="Times New Roman" fo:font-family="'Times New Roman'"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Tahoma1" style:font-family-complex="Tahoma"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Tahoma1" style:font-family-complex="Tahoma" style:font-family-generic-complex="system" style:font-pitch-complex="variable" style:font-size-complex="10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A4" style:family="text">
      <style:text-properties fo:font-size="9pt"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seph Colton</meta:initial-creator>
    <meta:creation-date>2011-09-06T10:32:55.64</meta:creation-date>
    <meta:editing-duration>P1DT30M22S</meta:editing-duration>
    <meta:editing-cycles>48</meta:editing-cycles>
    <meta:generator>LibreOffice/7.3.4.2$Windows_X86_64 LibreOffice_project/728fec16bd5f605073805c3c9e7c4212a0120dc5</meta:generator>
    <dc:date>2025-01-06T10:19:53.025000000</dc:date>
    <meta:document-statistic meta:table-count="2" meta:image-count="0" meta:object-count="0" meta:page-count="3" meta:paragraph-count="96" meta:word-count="750" meta:character-count="4527" meta:non-whitespace-character-count="3843"/>
    <meta:user-defined meta:name="Info 1"/>
    <meta:user-defined meta:name="Info 2"/>
    <meta:user-defined meta:name="Info 3"/>
    <meta:user-defined meta:name="Info 4"/>
  </office:meta>
</office:document-meta>
</file>